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ro3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9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none"/>
      <style:text-properties style:font-name="Nimbus Sans L" style:font-name-asian="Droid Sans Fallback" style:font-name-complex="FreeSans"/>
    </style:style>
    <style:style style:name="ce7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71.23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1.01mm" svg:y="6.65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atrice-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it d’une matrice par une matri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matrices de 200 sur 1000 et 1000 sur 5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719990905.3" calcext:value-type="float">
            <text:p>719990905,3</text:p>
          </table:table-cell>
          <table:table-cell table:style-name="ce5" office:value-type="float" office:value="721745193.9" calcext:value-type="float">
            <text:p>721745193,9</text:p>
          </table:table-cell>
          <table:table-cell table:style-name="ce7" office:value-type="float" office:value="364554976.5" calcext:value-type="float">
            <text:p>364554976,5</text:p>
          </table:table-cell>
          <table:table-cell table:style-name="ce1" office:value-type="float" office:value="186374337.4" calcext:value-type="float">
            <text:p>186374337,4</text:p>
          </table:table-cell>
          <table:table-cell table:style-name="ce5" office:value-type="float" office:value="123564089.3" calcext:value-type="float">
            <text:p>123564089,3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1" office:value-type="string" calcext:value-type="string">
            <text:p>taille des matrices</text:p>
          </table:table-cell>
          <table:table-cell table:style-name="ce9" office:value-type="string" calcext:value-type="string">
            <text:p>200x1000 et 1000x500</text:p>
          </table:table-cell>
          <table:table-cell table:style-name="ce9" office:value-type="string" calcext:value-type="string">
            <text:p>200x1000 et 1000x1000</text:p>
          </table:table-cell>
          <table:table-cell table:style-name="ce9" office:value-type="string" calcext:value-type="string">
            <text:p>200x1000 et 1000x2000</text:p>
          </table:table-cell>
          <table:table-cell table:style-name="ce9" office:value-type="string" calcext:value-type="string">
            <text:p>200x1000 et 1000x4000</text:p>
          </table:table-cell>
          <table:table-cell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5" office:value-type="float" office:value="721745193.9" calcext:value-type="float">
            <text:p>721745193,9</text:p>
          </table:table-cell>
          <table:table-cell table:style-name="ce5" office:value-type="float" office:value="802629454.3" calcext:value-type="float">
            <text:p>802629454,3</text:p>
          </table:table-cell>
          <table:table-cell table:style-name="ce5" office:value-type="float" office:value="823120587.2" calcext:value-type="float">
            <text:p>823120587,2</text:p>
          </table:table-cell>
          <table:table-cell table:style-name="ce5" office:value-type="float" office:value="970114067.2" calcext:value-type="float">
            <text:p>970114067,2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4"/>
          <table:table-cell table:style-name="ce6"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 table:style-name="ce4" table:number-columns-repeated="5"/>
          <table:table-cell/>
        </table:table-row>
        <table:table-row table:style-name="ro1">
          <table:table-cell table:style-name="ce4" table:number-columns-repeated="2"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9:16:24.76173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1-29T20:10:48.923403614</dc:date>
    <meta:editing-duration>PT1H35M44S</meta:editing-duration>
    <meta:editing-cycles>15</meta:editing-cycles>
    <meta:generator>LibreOffice/6.0.7.3$Linux_X86_64 LibreOffice_project/00m0$Build-3</meta:generator>
    <meta:document-statistic meta:table-count="1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12cm" svg:y="0.319cm" chart:style-name="ch2">
          <text:p>Produit d’un vecteur-ligne par une matrice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719990905.3">
                <text:p>719990905.3</text:p>
                <draw:g>
                  <svg:desc>Feuille1.B8:Feuille1.F8</svg:desc>
                </draw:g>
              </table:table-cell>
              <table:table-cell office:value-type="float" office:value="721745193.9">
                <text:p>721745193.9</text:p>
              </table:table-cell>
              <table:table-cell office:value-type="float" office:value="364554976.5">
                <text:p>364554976.5</text:p>
              </table:table-cell>
              <table:table-cell office:value-type="float" office:value="186374337.4">
                <text:p>186374337.4</text:p>
              </table:table-cell>
              <table:table-cell office:value-type="float" office:value="123564089.3">
                <text:p>12356408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43cm" svg:y="0.319cm" chart:style-name="ch2">
          <text:p>Produit d’un vecteur-ligne par une matrice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152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721745193.9">
                <text:p>721745193.9</text:p>
                <draw:g>
                  <svg:desc>Feuille1.B14:Feuille1.E14</svg:desc>
                </draw:g>
              </table:table-cell>
              <table:table-cell office:value-type="float" office:value="802629454.3">
                <text:p>802629454.3</text:p>
              </table:table-cell>
              <table:table-cell office:value-type="float" office:value="823120587.2">
                <text:p>823120587.2</text:p>
              </table:table-cell>
              <table:table-cell office:value-type="float" office:value="970114067.2">
                <text:p>97011406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